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8d0a8" fo:background-color="#ffffff" loext:char-shading-value="0"/>
    </style:style>
    <style:style style:name="T3" style:family="text">
      <style:text-properties officeooo:rsid="0018546d"/>
    </style:style>
    <style:style style:name="T4" style:family="text">
      <style:text-properties fo:font-size="12pt"/>
    </style:style>
    <style:style style:name="T5" style:family="text">
      <style:text-properties fo:font-size="12pt" officeooo:rsid="0018546d"/>
    </style:style>
    <style:style style:name="T6" style:family="text">
      <style:text-properties officeooo:rsid="0018d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urnal de bord de la SAE 1.01</text:p>
      <text:p text:style-name="Standard"/>
      <text:p text:style-name="Standard"/>
      <text:p text:style-name="Standard"/>
      <text:p text:style-name="Standard">Mardi 10 Decembre :</text:p>
      <text:p text:style-name="Standard"><text:tab/>- Attente de la consigne de la part de Mr CASALI</text:p>
      <text:p text:style-name="Standard"/>
      <text:p text:style-name="Standard">Jeudi 12 De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1">Resolution sur les de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2">bug </text:span></text:span><text:span text:style-name="Police_20_par_20_défaut"><text:span text:style-name="T1">sur le fait que le joueur peut jouer à la place de l'autre</text:span></text:span></text:a></text:p>
      <text:p text:style-name="Standard"><text:span text:style-name="Police_20_par_20_défaut"><text:span text:style-name="T1"><text:tab/>- Matisse a commencé ajouter de la possibilité de faire des ovales avec MinGL2</text:span></text:span></text:p>
      <text:p text:style-name="Standard"/>
      <text:p text:style-name="P2">Lundi 16 Decembre :</text:p>
      <text:p text:style-name="P3">- Dinesh et William ont commencé à générer la carte de maniere procédural</text:p>
      <text:p text:style-name="P3">- Matisse a créé une fonction permettant d’afficher des matrix (en t’en que map) avec MinGL2</text:p>
      <text:p text:style-name="P2"/>
      <text:p text:style-name="P2">Mardi 17 Decembre :</text:p>
      <text:p text:style-name="P3">- Matisse a fini d’implémenter les ovales dans les formes part défauts de la librairie MinGL2</text:p>
      <text:p text:style-name="P3">- Matisse a modifié la fonction qui affiche la matrix pour que les éléments soit proportionnel a la taille de la matrix et de la fenêtre</text:p>
      <text:p text:style-name="P2"/>
      <text:p text:style-name="P2">Mercredi 18 décembre</text:p>
      <text:p text:style-name="P4"><text:tab/>- Dinesh a implémenté la fonction IllegalMove() pour éviter tout débordement de tableau</text:p>
      <text:p text:style-name="P2"/>
      <text:p text:style-name="P5">Samedi 21 décembre :</text:p>
      <text:p text:style-name="P6"><text:span text:style-name="T3"><text:tab/>- </text:span><text:span text:style-name="T4">William a fini la génération de la map aléatoirement en implémentant une structure <text:s text:c="15"/><text:tab/> « </text:span><text:span text:style-name="T5">Form » </text:span><text:span text:style-name="T4">et 6 formes qui seront choisies puis mises en rotation et enfin placées de <text:tab/> <text:s/><text:tab/> <text:s/>manière aléatoire s’il y a la place </text:span><text:span text:style-name="T5">dans la matrice principale</text:span><text:span text:style-name="T4">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2-12T10:07:00Z</meta:creation-date>
    <dc:date>2024-12-21T21:29:02.968760279</dc:date>
    <meta:editing-cycles>9</meta:editing-cycles>
    <meta:editing-duration>PT9M14S</meta:editing-duration>
    <meta:document-statistic meta:table-count="0" meta:image-count="0" meta:object-count="0" meta:page-count="1" meta:paragraph-count="23" meta:word-count="227" meta:character-count="1289" meta:non-whitespace-character-count="1054"/>
    <meta:template xlink:type="simple" xlink:actuate="onRequest" xlink:title="" xlink:href="Normal.dotm"/>
  </office:meta>
</office:document-meta>
</file>